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Сложност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WI</text:p>
          </table:table-cell>
          <table:table-cell office:value-type="string" calcext:value-type="string">
            <text:p>Сбор пожертвований: Срок рассм – три дня; верифицированны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ндекс Деньги</text:p>
          </table:table-cell>
          <table:table-cell office:value-type="string" calcext:value-type="string">
            <text:p>3000 р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bro</text:p>
          </table:table-cell>
          <table:table-cell office:value-type="string" calcext:value-type="string">
            <text:p>13000 в самом начал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aymaster.ua/" xlink:type="simple">https://paymaster.ua</text:a></text:p>
          </table:table-cell>
          <table:table-cell/>
          <table:table-cell office:value-type="string" calcext:value-type="string">
            <text:p>Узнать, нужна ли подпись и печать для заключения договора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://glopart.ru</text:p>
          </table:table-cell>
          <table:table-cell table:style-name="ce1" office:value-type="string" calcext:value-type="string">
            <text:p>могут потребовать скан паспорта вывод средств – каждую пятницу, срок на след денб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обоКасса</text:p>
          </table:table-cell>
          <table:table-cell office:value-type="string" calcext:value-type="string">
            <text:p>-ручная модерация сайта, перс Вебман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sprypay.ru/" xlink:type="simple">https://sprypay.ru</text:a></text:p>
          </table:table-cell>
          <table:table-cell office:value-type="string" calcext:value-type="string">
            <text:p>не приходят письма на буллетмай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etone.com</text:p>
          </table:table-cell>
          <table:table-cell office:value-type="string" calcext:value-type="string">
            <text:p>пока не наше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Payment</text:p>
          </table:table-cell>
          <table:table-cell office:value-type="string" calcext:value-type="string">
            <text:p>не тести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kass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Виртуальные карт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www.stavki.co/tutorialy/sposoby-oplaty/clickandbu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www.stavki.co/tutorialy/sposoby-oplaty/moneta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ookmaker-ratings.ru/payment-system-review/obzor-platezhnoj-sistemy-entropay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skrill.com/</text:p>
          </table:table-cell>
          <table:table-cell table:number-columns-repeated="2"/>
          <table:table-cell office:value-type="string" calcext:value-type="string">
            <text:p><text:a xlink:href="http://artlab.club/3d_stock/kak-ya-nakonecz-pobedil-skrill-i-vyvel-svoi-dengi.html" xlink:type="simple">http://artlab.club/3d_stock/kak-ya-nakonecz-pobedil-skrill-i-vyvel-svoi-dengi.html</text:a></text:p>
          </table:table-cell>
        </table:table-row>
        <table:table-row table:style-name="ro1">
          <table:table-cell office:value-type="string" calcext:value-type="string">
            <text:p>https://member.neteller.com</text:p>
          </table:table-cell>
          <table:table-cell office:value-type="string" calcext:value-type="string">
            <text:p>нужно внести на счет деньги, чтоб открыть виртуальную карту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07:53:46.969699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8:07:17.240538443</meta:creation-date>
    <meta:generator>LibreOffice/4.3.3.2$Linux_x86 LibreOffice_project/430m0$Build-2</meta:generator>
    <dc:date>2017-08-29T07:55:37.835935592</dc:date>
    <meta:editing-duration>PT9H14M32S</meta:editing-duration>
    <meta:editing-cycles>6</meta:editing-cycles>
    <meta:document-statistic meta:table-count="1" meta:cell-count="28" meta:object-count="0"/>
  </office:meta>
</office:document-meta>
</file>